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63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7902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516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0.7598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1.4492in"/>
    </style:style>
    <style:style style:name="co13" style:family="table-column">
      <style:table-column-properties fo:break-before="auto" style:column-width="1.0661in"/>
    </style:style>
    <style:style style:name="co14" style:family="table-column">
      <style:table-column-properties fo:break-before="auto" style:column-width="1.5102in"/>
    </style:style>
    <style:style style:name="co15" style:family="table-column">
      <style:table-column-properties fo:break-before="auto" style:column-width="1.0965in"/>
    </style:style>
    <style:style style:name="co16" style:family="table-column">
      <style:table-column-properties fo:break-before="auto" style:column-width="1.089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uster_label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wtf</text:p>
          </table:table-cell>
          <table:table-cell office:value-type="string" calcext:value-type="string">
            <text:p>is_bulk</text:p>
          </table:table-cell>
          <table:table-cell office:value-type="string" calcext:value-type="string">
            <text:p>is_minor</text:p>
          </table:table-cell>
          <table:table-cell office:value-type="string" calcext:value-type="string">
            <text:p>is_artifact</text:p>
          </table:table-cell>
          <table:table-cell office:value-type="string" calcext:value-type="string">
            <text:p>js_minor</text:p>
          </table:table-cell>
          <table:table-cell office:value-type="string" calcext:value-type="string">
            <text:p>js_std</text:p>
          </table:table-cell>
          <table:table-cell office:value-type="string" calcext:value-type="string">
            <text:p>rust_minor</text:p>
          </table:table-cell>
          <table:table-cell office:value-type="string" calcext:value-type="string">
            <text:p>rust_std</text:p>
          </table:table-cell>
          <table:table-cell office:value-type="string" calcext:value-type="string">
            <text:p>rust_pack</text:p>
          </table:table-cell>
          <table:table-cell office:value-type="string" calcext:value-type="string">
            <text:p>html_std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binFiles</text:p>
          </table:table-cell>
          <table:table-cell office:value-type="string" calcext:value-type="string">
            <text:p>textFiles</text:p>
          </table:table-cell>
          <table:table-cell office:value-type="string" calcext:value-type="string">
            <text:p>textLines</text:p>
          </table:table-cell>
          <table:table-cell office:value-type="string" calcext:value-type="string">
            <text:p>javascriptLinePct</text:p>
          </table:table-cell>
          <table:table-cell office:value-type="string" calcext:value-type="string">
            <text:p>rustLinePct</text:p>
          </table:table-cell>
          <table:table-cell office:value-type="string" calcext:value-type="string">
            <text:p>markdownLinePct</text:p>
          </table:table-cell>
          <table:table-cell office:value-type="string" calcext:value-type="string">
            <text:p>jsonLinePct</text:p>
          </table:table-cell>
          <table:table-cell office:value-type="string" calcext:value-type="string">
            <text:p>imgFiles</text:p>
          </table:table-cell>
          <table:table-cell office:value-type="string" calcext:value-type="string">
            <text:p>lockLinePct</text:p>
          </table:table-cell>
          <table:table-cell office:value-type="string" calcext:value-type="string">
            <text:p>yarnLinePct</text:p>
          </table:table-cell>
          <table:table-cell office:value-type="string" calcext:value-type="string">
            <text:p>htmlLinePct</text:p>
          </table:table-cell>
        </table:table-row>
        <table:table-row table:style-name="ro1">
          <table:table-cell office:value-type="string" calcext:value-type="string">
            <text:p>361427f483963aebd2cd3f9114909383f7c69056</text:p>
          </table:table-cell>
          <table:table-cell table:formula="of:=SUM([.C2:.L2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a8f3cc31ba8a87270e85d9f5026d784f01942e</text:p>
          </table:table-cell>
          <table:table-cell table:formula="of:=SUM([.C3:.L3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f96c9948e9aa0cc5f35ca766d07056d8e9fd48</text:p>
          </table:table-cell>
          <table:table-cell table:formula="of:=SUM([.C4:.L4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dcc227721fd2d19610797c2f43149658ee76e5</text:p>
          </table:table-cell>
          <table:table-cell table:formula="of:=SUM([.C5:.L5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281231a1c92cf065b46f5eaf6e48801a8bca6e</text:p>
          </table:table-cell>
          <table:table-cell table:formula="of:=SUM([.C6:.L6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3.33" calcext:value-type="float">
            <text:p>83.33</text:p>
          </table:table-cell>
          <table:table-cell office:value-type="float" office:value="0" calcext:value-type="float">
            <text:p>0</text:p>
          </table:table-cell>
          <table:table-cell office:value-type="float" office:value="16.66" calcext:value-type="float">
            <text:p>16.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e1e198b4db8d5ac98926c1b80e56163ae6b439</text:p>
          </table:table-cell>
          <table:table-cell table:formula="of:=SUM([.C7:.L7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380bbd0112709fe40e3f7a1102efbf482e4ed6</text:p>
          </table:table-cell>
          <table:table-cell table:formula="of:=SUM([.C8:.L8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4735d4cb6ac10896bf070def66907265c0969b</text:p>
          </table:table-cell>
          <table:table-cell table:formula="of:=SUM([.C9:.L9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788513130057eda86ecd169f24c5d6a4b49d1b</text:p>
          </table:table-cell>
          <table:table-cell table:formula="of:=SUM([.C10:.L10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07f19718e8ba11e6079ac5347a7c36b24c6f311</text:p>
          </table:table-cell>
          <table:table-cell table:formula="of:=SUM([.C11:.L1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5f13c4e1ad2e26b459e68ef43fef0cff57be4f</text:p>
          </table:table-cell>
          <table:table-cell table:formula="of:=SUM([.C12:.L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</table:table-row>
        <table:table-row table:style-name="ro1">
          <table:table-cell office:value-type="string" calcext:value-type="string">
            <text:p>8895d4cd86f4ac67eb748d46a2230c7c217f2835</text:p>
          </table:table-cell>
          <table:table-cell table:formula="of:=SUM([.C13:.L1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0b4d3352aaec6e2ad9004cbc5a95403c2dfecd</text:p>
          </table:table-cell>
          <table:table-cell table:formula="of:=SUM([.C14:.L1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c347d24772178ef45cd1b440eafdad8413d5ae</text:p>
          </table:table-cell>
          <table:table-cell table:formula="of:=SUM([.C15:.L1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a4a4d941b83711b509f57de1f51665e0cfdec06</text:p>
          </table:table-cell>
          <table:table-cell table:formula="of:=SUM([.C16:.L1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b155c53bbddf8e02188306a66732785fbdbfcb</text:p>
          </table:table-cell>
          <table:table-cell table:formula="of:=SUM([.C17:.L1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e37cb410ce2d679034d824a00fd935c0ca8cf5</text:p>
          </table:table-cell>
          <table:table-cell table:formula="of:=SUM([.C18:.L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89f819601277ac12d2a045aebe400e2266879d</text:p>
          </table:table-cell>
          <table:table-cell table:formula="of:=SUM([.C19:.L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f7506a7e8eb400c495b6555cdb501b584e5805</text:p>
          </table:table-cell>
          <table:table-cell table:formula="of:=SUM([.C20:.L2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b959ffb21e4cee3f609ed9b332792d1cceba2d</text:p>
          </table:table-cell>
          <table:table-cell table:formula="of:=SUM([.C21:.L2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2c7cb086c1a374026d485a8c5ba7ed70c02eb</text:p>
          </table:table-cell>
          <table:table-cell table:formula="of:=SUM([.C22:.L22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40.04" calcext:value-type="float">
            <text:p>4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95" calcext:value-type="float">
            <text:p>59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bcd3932672c0e343932fd675bfa5e5593ba2e6</text:p>
          </table:table-cell>
          <table:table-cell table:formula="of:=SUM([.C23:.L23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6" calcext:value-type="float">
            <text:p>5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2b37b1b56891dfd4bfa43f47ea62bb788595d8</text:p>
          </table:table-cell>
          <table:table-cell table:formula="of:=SUM([.C24:.L24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3" calcext:value-type="float">
            <text:p>98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f1425c6506d0f830eef204056669f3e8440fabf</text:p>
          </table:table-cell>
          <table:table-cell table:formula="of:=SUM([.C25:.L25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40.04" calcext:value-type="float">
            <text:p>4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13" calcext:value-type="float">
            <text:p>54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337a04d7eb03ca718e8853a6b52268400fedb6</text:p>
          </table:table-cell>
          <table:table-cell table:formula="of:=SUM([.C26:.L26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14.38" calcext:value-type="float">
            <text:p>14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61" calcext:value-type="float">
            <text:p>85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ce9dafb3e83997806967c92a5accf9fd5e5b1e</text:p>
          </table:table-cell>
          <table:table-cell table:formula="of:=SUM([.C27:.L27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7" calcext:value-type="float">
            <text:p>8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267b09062d5e3c27ab78b7cfaeae923d67bf95</text:p>
          </table:table-cell>
          <table:table-cell table:formula="of:=SUM([.C28:.L28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1.35" calcext:value-type="float">
            <text:p>21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64" calcext:value-type="float">
            <text:p>78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a167bc7566b3ce6788450b2da6983f22632df</text:p>
          </table:table-cell>
          <table:table-cell table:formula="of:=SUM([.C29:.L29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16" calcext:value-type="float">
            <text:p>97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09739fa0c17ecb45bf4acaacaf63208dbd131b</text:p>
          </table:table-cell>
          <table:table-cell table:formula="of:=SUM([.C30:.L30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56" calcext:value-type="float">
            <text:p>96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b9fc445a283630477abbfa247763a4d536191a</text:p>
          </table:table-cell>
          <table:table-cell table:formula="of:=SUM([.C31:.L31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89.72" calcext:value-type="float">
            <text:p>89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7" calcext:value-type="float">
            <text:p>10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3ae391ecc99f14acee57862adc799f88dd3dc9</text:p>
          </table:table-cell>
          <table:table-cell table:formula="of:=SUM([.C32:.L32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74.64" calcext:value-type="float">
            <text:p>74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d90c2c9c196d86155c130c9fab6deb268e8a46</text:p>
          </table:table-cell>
          <table:table-cell table:formula="of:=SUM([.C33:.L33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8.54" calcext:value-type="float">
            <text:p>18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45" calcext:value-type="float">
            <text:p>81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f0b31f3f439e60b9c0aaf95fbf437beb1dde18</text:p>
          </table:table-cell>
          <table:table-cell table:formula="of:=SUM([.C34:.L34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1.66" calcext:value-type="float">
            <text:p>1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b1ba39920b5248f16d20a7106725a9838fda19</text:p>
          </table:table-cell>
          <table:table-cell table:formula="of:=SUM([.C35:.L35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0.45" calcext:value-type="float">
            <text:p>2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0574d0ec1c7724041b0d113e69f91099121e33</text:p>
          </table:table-cell>
          <table:table-cell table:formula="of:=SUM([.C36:.L36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73.49" calcext:value-type="float">
            <text:p>73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27" calcext:value-type="float">
            <text:p>19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cbc92f2e0e211916a363a7de903a652894a433</text:p>
          </table:table-cell>
          <table:table-cell table:formula="of:=SUM([.C37:.L37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77" calcext:value-type="float">
            <text:p>77.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3c73f03bf74906f7fdd591d916285960b76ee6</text:p>
          </table:table-cell>
          <table:table-cell table:formula="of:=SUM([.C38:.L38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22" calcext:value-type="float">
            <text:p>91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d0c63a932756f32423a4815fb2dce485abe67a</text:p>
          </table:table-cell>
          <table:table-cell table:formula="of:=SUM([.C39:.L3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278" calcext:value-type="float">
            <text:p>5278</text:p>
          </table:table-cell>
          <table:table-cell office:value-type="float" office:value="0" calcext:value-type="float">
            <text:p>0</text:p>
          </table:table-cell>
          <table:table-cell office:value-type="float" office:value="67.77" calcext:value-type="float">
            <text:p>67.7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8" calcext:value-type="float">
            <text:p>31.8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3b9e56ed721775d4155fc4a52f9cda87ee143d</text:p>
          </table:table-cell>
          <table:table-cell table:formula="of:=SUM([.C40:.L4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68" calcext:value-type="float">
            <text:p>4068</text:p>
          </table:table-cell>
          <table:table-cell office:value-type="float" office:value="0" calcext:value-type="float">
            <text:p>0</text:p>
          </table:table-cell>
          <table:table-cell office:value-type="float" office:value="7.54" calcext:value-type="float">
            <text:p>7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33" calcext:value-type="float">
            <text:p>92.33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000c0716eba22b4d2b129f2478735a7687c519</text:p>
          </table:table-cell>
          <table:table-cell table:formula="of:=SUM([.C41:.L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19" calcext:value-type="float">
            <text:p>84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8d77c3989ecce5b6f7757fc00ba9c9dfd9988b</text:p>
          </table:table-cell>
          <table:table-cell table:formula="of:=SUM([.C42:.L4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3950" calcext:value-type="float">
            <text:p>11395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6" calcext:value-type="float">
            <text:p>99.6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91521059eeac8bfaa6b81a0333413b0015c8863</text:p>
          </table:table-cell>
          <table:table-cell table:formula="of:=SUM([.C43:.L4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53341" calcext:value-type="float">
            <text:p>53341</text:p>
          </table:table-cell>
          <table:table-cell office:value-type="float" office:value="0.71" calcext:value-type="float">
            <text:p>0.71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97.24" calcext:value-type="float">
            <text:p>97.24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4d75823232e302db5573c053debb182c21ad7cf9</text:p>
          </table:table-cell>
          <table:table-cell table:formula="of:=SUM([.C44:.L4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61690" calcext:value-type="float">
            <text:p>61690</text:p>
          </table:table-cell>
          <table:table-cell office:value-type="float" office:value="1.07" calcext:value-type="float">
            <text:p>1.07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97.03" calcext:value-type="float">
            <text:p>97.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a7503dcb63af05b1381c8fbc7d1aa989ce61d605</text:p>
          </table:table-cell>
          <table:table-cell table:formula="of:=SUM([.C45:.L4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9350" calcext:value-type="float">
            <text:p>39350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office:value-type="float" office:value="96.54" calcext:value-type="float">
            <text:p>96.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e5e0d59835a849eb9c43b2cd20b25046e1ddab3e</text:p>
          </table:table-cell>
          <table:table-cell table:formula="of:=SUM([.C46:.L4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1554" calcext:value-type="float">
            <text:p>31554</text:p>
          </table:table-cell>
          <table:table-cell office:value-type="float" office:value="2.28" calcext:value-type="float">
            <text:p>2.28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95.95" calcext:value-type="float">
            <text:p>95.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b97649017826b7b5c034dd4d6977cbc232ec983</text:p>
          </table:table-cell>
          <table:table-cell table:formula="of:=SUM([.C47:.L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264" calcext:value-type="float">
            <text:p>264</text:p>
          </table:table-cell>
          <table:table-cell office:value-type="float" office:value="48398" calcext:value-type="float">
            <text:p>48398</text:p>
          </table:table-cell>
          <table:table-cell office:value-type="float" office:value="1.84" calcext:value-type="float">
            <text:p>1.8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94.7" calcext:value-type="float">
            <text:p>94.7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f8bc559ce5f94d2e9783b5c44e2d0717abb9a23f</text:p>
          </table:table-cell>
          <table:table-cell table:formula="of:=SUM([.C48:.L4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59" calcext:value-type="float">
            <text:p>259</text:p>
          </table:table-cell>
          <table:table-cell office:value-type="float" office:value="52946" calcext:value-type="float">
            <text:p>52946</text:p>
          </table:table-cell>
          <table:table-cell office:value-type="float" office:value="1.14" calcext:value-type="float">
            <text:p>1.1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92.89" calcext:value-type="float">
            <text:p>92.89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b28fe4084b7f182c3da9a8966d6142dd96dfe1</text:p>
          </table:table-cell>
          <table:table-cell table:formula="of:=SUM([.C49:.L4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11" calcext:value-type="float">
            <text:p>411</text:p>
          </table:table-cell>
          <table:table-cell office:value-type="float" office:value="220745" calcext:value-type="float">
            <text:p>220745</text:p>
          </table:table-cell>
          <table:table-cell office:value-type="float" office:value="2.38" calcext:value-type="float">
            <text:p>2.38</text:p>
          </table:table-cell>
          <table:table-cell office:value-type="float" office:value="1.92" calcext:value-type="float">
            <text:p>1.92</text:p>
          </table:table-cell>
          <table:table-cell office:value-type="float" office:value="1.27" calcext:value-type="float">
            <text:p>1.27</text:p>
          </table:table-cell>
          <table:table-cell office:value-type="float" office:value="92.19" calcext:value-type="float">
            <text:p>92.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0730644dc859d5395f1ab8f614bbc83903a5d6e0</text:p>
          </table:table-cell>
          <table:table-cell table:formula="of:=SUM([.C50:.L5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89" calcext:value-type="float">
            <text:p>389</text:p>
          </table:table-cell>
          <table:table-cell office:value-type="float" office:value="201204" calcext:value-type="float">
            <text:p>201204</text:p>
          </table:table-cell>
          <table:table-cell office:value-type="float" office:value="2.46" calcext:value-type="float">
            <text:p>2.46</text:p>
          </table:table-cell>
          <table:table-cell office:value-type="float" office:value="2.07" calcext:value-type="float">
            <text:p>2.07</text:p>
          </table:table-cell>
          <table:table-cell office:value-type="float" office:value="1.4" calcext:value-type="float">
            <text:p>1.4</text:p>
          </table:table-cell>
          <table:table-cell office:value-type="float" office:value="91.76" calcext:value-type="float">
            <text:p>91.7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5629c4b1eae0d9db3dd25e5ada2d91393005a3d0</text:p>
          </table:table-cell>
          <table:table-cell table:formula="of:=SUM([.C51:.L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402917" calcext:value-type="float">
            <text:p>402917</text:p>
          </table:table-cell>
          <table:table-cell office:value-type="float" office:value="2.46" calcext:value-type="float">
            <text:p>2.46</text:p>
          </table:table-cell>
          <table:table-cell office:value-type="float" office:value="2.09" calcext:value-type="float">
            <text:p>2.09</text:p>
          </table:table-cell>
          <table:table-cell office:value-type="float" office:value="1.45" calcext:value-type="float">
            <text:p>1.45</text:p>
          </table:table-cell>
          <table:table-cell office:value-type="float" office:value="91.66" calcext:value-type="float">
            <text:p>91.6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5609740216c6ef5cc8de4c65fe476ee5dba2c4f8</text:p>
          </table:table-cell>
          <table:table-cell table:formula="of:=SUM([.C52:.L5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68" calcext:value-type="float">
            <text:p>15068</text:p>
          </table:table-cell>
          <table:table-cell office:value-type="float" office:value="1.06" calcext:value-type="float">
            <text:p>1.06</text:p>
          </table:table-cell>
          <table:table-cell office:value-type="float" office:value="1.74" calcext:value-type="float">
            <text:p>1.74</text:p>
          </table:table-cell>
          <table:table-cell office:value-type="float" office:value="0.58" calcext:value-type="float">
            <text:p>0.58</text:p>
          </table:table-cell>
          <table:table-cell office:value-type="float" office:value="91.07" calcext:value-type="float">
            <text:p>91.07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abb28d8c4d795cbcf7f83d690471a38324550</text:p>
          </table:table-cell>
          <table:table-cell table:formula="of:=SUM([.C53:.L5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371" calcext:value-type="float">
            <text:p>21371</text:p>
          </table:table-cell>
          <table:table-cell office:value-type="float" office:value="1.38" calcext:value-type="float">
            <text:p>1.38</text:p>
          </table:table-cell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  <table:table-cell office:value-type="float" office:value="88.13" calcext:value-type="float">
            <text:p>88.13</text:p>
          </table:table-cell>
          <table:table-cell office:value-type="float" office:value="2" calcext:value-type="float">
            <text:p>2</text:p>
          </table:table-cell>
          <table:table-cell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1731ea09220b24ac3b5f806913f59cc2f8625197</text:p>
          </table:table-cell>
          <table:table-cell table:formula="of:=SUM([.C54:.L5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162" calcext:value-type="float">
            <text:p>5162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17" calcext:value-type="float">
            <text:p>81.17</text:p>
          </table:table-cell>
          <table:table-cell office:value-type="float" office:value="0" calcext:value-type="float">
            <text:p>0</text:p>
          </table:table-cell>
          <table:table-cell office:value-type="float" office:value="11.66" calcext:value-type="float">
            <text:p>11.6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7377bbc88f97aa087e14a31b8defed4dbc1af1</text:p>
          </table:table-cell>
          <table:table-cell table:formula="of:=SUM([.C55:.L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048" calcext:value-type="float">
            <text:p>12048</text:p>
          </table:table-cell>
          <table:table-cell office:value-type="float" office:value="0.62" calcext:value-type="float">
            <text:p>0.62</text:p>
          </table:table-cell>
          <table:table-cell office:value-type="float" office:value="2.06" calcext:value-type="float">
            <text:p>2.06</text:p>
          </table:table-cell>
          <table:table-cell office:value-type="float" office:value="0.51" calcext:value-type="float">
            <text:p>0.51</text:p>
          </table:table-cell>
          <table:table-cell office:value-type="float" office:value="71.47" calcext:value-type="float">
            <text:p>71.47</text:p>
          </table:table-cell>
          <table:table-cell office:value-type="float" office:value="0" calcext:value-type="float">
            <text:p>0</text:p>
          </table:table-cell>
          <table:table-cell office:value-type="float" office:value="24.82" calcext:value-type="float">
            <text:p>24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562bc8a762d3e018e6f41cf0e1c98b2b8f656d</text:p>
          </table:table-cell>
          <table:table-cell table:formula="of:=SUM([.C56:.L5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814" calcext:value-type="float">
            <text:p>30814</text:p>
          </table:table-cell>
          <table:table-cell office:value-type="float" office:value="4.66" calcext:value-type="float">
            <text:p>4.66</text:p>
          </table:table-cell>
          <table:table-cell office:value-type="float" office:value="12.69" calcext:value-type="float">
            <text:p>12.69</text:p>
          </table:table-cell>
          <table:table-cell office:value-type="float" office:value="0.22" calcext:value-type="float">
            <text:p>0.22</text:p>
          </table:table-cell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35f9bec1feedf9dc69f56bcff7bb009a6ff046</text:p>
          </table:table-cell>
          <table:table-cell table:formula="of:=SUM([.C57:.L5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3515" calcext:value-type="float">
            <text:p>5351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94" calcext:value-type="float">
            <text:p>63.94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a5aabb6bc558c5ebdf4068329821c0636510ac</text:p>
          </table:table-cell>
          <table:table-cell table:formula="of:=SUM([.C58:.L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209" calcext:value-type="float">
            <text:p>14209</text:p>
          </table:table-cell>
          <table:table-cell office:value-type="float" office:value="2.36" calcext:value-type="float">
            <text:p>2.36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26.72" calcext:value-type="float">
            <text:p>26.72</text:p>
          </table:table-cell>
          <table:table-cell office:value-type="float" office:value="3" calcext:value-type="float">
            <text:p>3</text:p>
          </table:table-cell>
          <table:table-cell office:value-type="float" office:value="68.8" calcext:value-type="float">
            <text:p>68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fb8bb782cd493cb4b41e1e21488ba8acd3b507</text:p>
          </table:table-cell>
          <table:table-cell table:formula="of:=SUM([.C59:.L5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948" calcext:value-type="float">
            <text:p>38948</text:p>
          </table:table-cell>
          <table:table-cell office:value-type="float" office:value="5636363" calcext:value-type="float">
            <text:p>5636363</text:p>
          </table:table-cell>
          <table:table-cell office:value-type="float" office:value="66.74" calcext:value-type="float">
            <text:p>66.74</text:p>
          </table:table-cell>
          <table:table-cell office:value-type="float" office:value="0" calcext:value-type="float">
            <text:p>0</text:p>
          </table:table-cell>
          <table:table-cell office:value-type="float" office:value="6.45" calcext:value-type="float">
            <text:p>6.45</text:p>
          </table:table-cell>
          <table:table-cell office:value-type="float" office:value="16.42" calcext:value-type="float">
            <text:p>16.42</text:p>
          </table:table-cell>
          <table:table-cell office:value-type="float" office:value="15" calcext:value-type="float">
            <text:p>15</text:p>
          </table:table-cell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b05ef8f08f34b3b39585c0367afb83b9d658f9c</text:p>
          </table:table-cell>
          <table:table-cell table:formula="of:=SUM([.C60:.L6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39069" calcext:value-type="float">
            <text:p>39069</text:p>
          </table:table-cell>
          <table:table-cell office:value-type="float" office:value="5658518" calcext:value-type="float">
            <text:p>5658518</text:p>
          </table:table-cell>
          <table:table-cell office:value-type="float" office:value="66.62" calcext:value-type="float">
            <text:p>66.62</text:p>
          </table:table-cell>
          <table:table-cell office:value-type="float" office:value="0" calcext:value-type="float">
            <text:p>0</text:p>
          </table:table-cell>
          <table:table-cell office:value-type="float" office:value="6.43" calcext:value-type="float">
            <text:p>6.43</text:p>
          </table:table-cell>
          <table:table-cell office:value-type="float" office:value="16.36" calcext:value-type="float">
            <text:p>16.36</text:p>
          </table:table-cell>
          <table:table-cell office:value-type="float" office:value="25" calcext:value-type="float">
            <text:p>25</text:p>
          </table:table-cell>
          <table:table-cell office:value-type="float" office:value="0.44" calcext:value-type="float">
            <text:p>0.44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52a022a8b16eadd0bdf811e53eeec78f67d978a6</text:p>
          </table:table-cell>
          <table:table-cell table:formula="of:=SUM([.C61:.L6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54" calcext:value-type="float">
            <text:p>3254</text:p>
          </table:table-cell>
          <table:table-cell office:value-type="float" office:value="5.34" calcext:value-type="float">
            <text:p>5.34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3.47" calcext:value-type="float">
            <text:p>3.47</text:p>
          </table:table-cell>
          <table:table-cell office:value-type="float" office:value="0" calcext:value-type="float">
            <text:p>0</text:p>
          </table:table-cell>
          <table:table-cell office:value-type="float" office:value="87.12" calcext:value-type="float">
            <text:p>87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f0b7b5d3424be5383eba1a1937b634fd5f79d0</text:p>
          </table:table-cell>
          <table:table-cell table:formula="of:=SUM([.C62:.L62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9002f80f80234380cd6e3f8662a08c5ece6f40</text:p>
          </table:table-cell>
          <table:table-cell table:formula="of:=SUM([.C63:.L63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80.29" calcext:value-type="float">
            <text:p>80.29</text:p>
          </table:table-cell>
          <table:table-cell office:value-type="float" office:value="16.74" calcext:value-type="float">
            <text:p>16.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d1e72653efc5d7465995f46f96747c066f6922</text:p>
          </table:table-cell>
          <table:table-cell table:formula="of:=SUM([.C64:.L64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c9d8724d708644c26e71df3234b5a4c81c7a81</text:p>
          </table:table-cell>
          <table:table-cell table:formula="of:=SUM([.C65:.L65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97.9" calcext:value-type="float">
            <text:p>9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db5c9881a32debc65c0442546a0d5c669ada519</text:p>
          </table:table-cell>
          <table:table-cell table:formula="of:=SUM([.C66:.L66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d6c6b6c8b67c5c0f3ebcc8adbf8fefe1084c99</text:p>
          </table:table-cell>
          <table:table-cell table:formula="of:=SUM([.C67:.L67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a5896015659ddb1c20526c4aa142b8afae35ad</text:p>
          </table:table-cell>
          <table:table-cell table:formula="of:=SUM([.C68:.L68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704ede7a3ae16ce1f62861f2de4ac11d635674</text:p>
          </table:table-cell>
          <table:table-cell table:formula="of:=SUM([.C69:.L69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078654443cbda4eaa6b93d0e9015f3cf69385c</text:p>
          </table:table-cell>
          <table:table-cell table:formula="of:=SUM([.C70:.L70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2.22" calcext:value-type="float">
            <text:p>82.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c9d5eaf42e79e15536d762c4041a75fd6fe524</text:p>
          </table:table-cell>
          <table:table-cell table:formula="of:=SUM([.C71:.L71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145149ec35821e94631acab5ac0123effa1df5</text:p>
          </table:table-cell>
          <table:table-cell table:formula="of:=SUM([.C72:.L72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b875db537dfb97185899c465eeb20dfa1117a3</text:p>
          </table:table-cell>
          <table:table-cell table:formula="of:=SUM([.C73:.L73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.67" calcext:value-type="float">
            <text:p>97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af9143ee432b28c871b654d102ad24ead9fc30</text:p>
          </table:table-cell>
          <table:table-cell table:formula="of:=SUM([.C74:.L74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7419fd518519c6b5342803ddbf16c251e92876</text:p>
          </table:table-cell>
          <table:table-cell table:formula="of:=SUM([.C75:.L75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4.73" calcext:value-type="float">
            <text:p>94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5c7d842361fe2cce9d9ea1fea30b871e1b3df6</text:p>
          </table:table-cell>
          <table:table-cell table:formula="of:=SUM([.C76:.L76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7.02" calcext:value-type="float">
            <text:p>27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.97" calcext:value-type="float">
            <text:p>72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1cd1531c60d8d4e699a46fcf914cf459de173d</text:p>
          </table:table-cell>
          <table:table-cell table:formula="of:=SUM([.C77:.L77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0fd5b2bc63aa1866b2a56a0c7477fa58471f222</text:p>
          </table:table-cell>
          <table:table-cell table:formula="of:=SUM([.C78:.L78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6cf964366959e4c93f412673bb1f7c825c9865</text:p>
          </table:table-cell>
          <table:table-cell table:formula="of:=SUM([.C79:.L79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d1d1a095198fa826f6179c9fa9519d9323e87b6</text:p>
          </table:table-cell>
          <table:table-cell table:formula="of:=SUM([.C80:.L80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47a6cc70a58b38f4d8a9f7ba519c986906c748</text:p>
          </table:table-cell>
          <table:table-cell table:formula="of:=SUM([.C81:.L81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93d459e5ca4ae01580d9cb2111c9d48aa084d5</text:p>
          </table:table-cell>
          <table:table-cell table:formula="of:=SUM([.C82:.L82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6.52" calcext:value-type="float">
            <text:p>56.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.47" calcext:value-type="float">
            <text:p>43.47</text:p>
          </table:table-cell>
        </table:table-row>
        <table:table-row table:style-name="ro1">
          <table:table-cell office:value-type="string" calcext:value-type="string">
            <text:p>825db2b3b474906c396c10e07476bde9839c45c2</text:p>
          </table:table-cell>
          <table:table-cell table:formula="of:=SUM([.C83:.L83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69.02" calcext:value-type="float">
            <text:p>6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7" calcext:value-type="float">
            <text:p>30.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0b262e7227954ad8649f838541f4872d757844d</text:p>
          </table:table-cell>
          <table:table-cell table:formula="of:=SUM([.C84:.L84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68.29" calcext:value-type="float">
            <text:p>68.29</text:p>
          </table:table-cell>
          <table:table-cell office:value-type="float" office:value="7.31" calcext:value-type="float">
            <text:p>7.31</text:p>
          </table:table-cell>
          <table:table-cell office:value-type="float" office:value="4.87" calcext:value-type="float">
            <text:p>4.87</text:p>
          </table:table-cell>
          <table:table-cell office:value-type="float" office:value="19.51" calcext:value-type="float">
            <text:p>19.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95d1053a199c5f4684cd115fa270ba41f52e70</text:p>
          </table:table-cell>
          <table:table-cell table:formula="of:=SUM([.C85:.L85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47" calcext:value-type="float">
            <text:p>1347</text:p>
          </table:table-cell>
          <table:table-cell office:value-type="float" office:value="98.58" calcext:value-type="float">
            <text:p>98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ca1a7c7412d818a146cc25a6ea0ab8c057c65e</text:p>
          </table:table-cell>
          <table:table-cell table:formula="of:=SUM([.C86:.L86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91.61" calcext:value-type="float">
            <text:p>9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string" calcext:value-type="string">
            <text:p>6e2b60b8a28b693eeccb8ed305643ef4918d694f</text:p>
          </table:table-cell>
          <table:table-cell table:formula="of:=SUM([.C87:.L87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float" office:value="67.79" calcext:value-type="float">
            <text:p>67.79</text:p>
          </table:table-cell>
          <table:table-cell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23.72" calcext:value-type="float">
            <text:p>23.72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35991726fdaee67a3038917b8bc67c71bc505ecc</text:p>
          </table:table-cell>
          <table:table-cell table:formula="of:=SUM([.C88:.L88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1" calcext:value-type="float">
            <text:p>46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7e8f2ac2e498e023b65e5097fd8aedcb6f1822</text:p>
          </table:table-cell>
          <table:table-cell table:formula="of:=SUM([.C89:.L89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bba8f6a7586fb504e5300be25bbec1d5ecebed</text:p>
          </table:table-cell>
          <table:table-cell table:formula="of:=SUM([.C90:.L90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15a4d87f00f1b253a6b6631fbb1fce73bb954c</text:p>
          </table:table-cell>
          <table:table-cell table:formula="of:=SUM([.C91:.L91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28eb485ae9092ed21548b19bb34900fcbaf26e</text:p>
          </table:table-cell>
          <table:table-cell table:formula="of:=SUM([.C92:.L92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.07" calcext:value-type="float">
            <text:p>48.0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a02dc3d684bfb4b232e2150c5d724f7d83a3d4</text:p>
          </table:table-cell>
          <table:table-cell table:formula="of:=SUM([.C93:.L93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608817a3bc2135544b945cbeeeae28a2a5c59c</text:p>
          </table:table-cell>
          <table:table-cell table:formula="of:=SUM([.C94:.L94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cdfdf6dd0ffd77bd82c3fcc261394eb828d3e</text:p>
          </table:table-cell>
          <table:table-cell table:formula="of:=SUM([.C95:.L95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36e6c3d069b24e9f6f2bfedd5b21ecc9901624</text:p>
          </table:table-cell>
          <table:table-cell table:formula="of:=SUM([.C96:.L96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d73738021a8927470a807558dadfad4ac8c39e7</text:p>
          </table:table-cell>
          <table:table-cell table:formula="of:=SUM([.C97:.L97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0.47" calcext:value-type="float">
            <text:p>90.4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ff3861fdf345a38a4545a13fc428ef0b0ff6a3</text:p>
          </table:table-cell>
          <table:table-cell table:formula="of:=SUM([.C98:.L98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3a8a6dbcdfb9726014458a428be49d4f70c30d</text:p>
          </table:table-cell>
          <table:table-cell table:formula="of:=SUM([.C99:.L99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8d255862b4140e855bfa92bd64f01f8fc93435</text:p>
          </table:table-cell>
          <table:table-cell table:formula="of:=SUM([.C100:.L100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3905dc482f15342f71ce69be944a1361127057</text:p>
          </table:table-cell>
          <table:table-cell table:formula="of:=SUM([.C101:.L10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43" calcext:value-type="float">
            <text:p>1543</text:p>
          </table:table-cell>
          <table:table-cell office:value-type="float" office:value="20.73" calcext:value-type="float">
            <text:p>20.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.09" calcext:value-type="float">
            <text:p>78.09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83440d50f3d74a8bfd68bb404ef66b5f96af94f3</text:p>
          </table:table-cell>
          <table:table-cell table:formula="of:=SUM([.C102:.L102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ad0db5a50d7aa4916d9a4305aacbf64d9ecfd3f</text:p>
          </table:table-cell>
          <table:table-cell table:formula="of:=SUM([.C103:.L103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826fc3e63ecdbf741efbc29a6026cbea11493e17</text:p>
          </table:table-cell>
          <table:table-cell table:formula="of:=SUM([.C104:.L104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70fc158fa75f51bc02ec97a63f06865ad19571b</text:p>
          </table:table-cell>
          <table:table-cell table:formula="of:=SUM([.C105:.L105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6fbebccd90ea7bd8ba497fd5e0a688af99ac7f2</text:p>
          </table:table-cell>
          <table:table-cell table:formula="of:=SUM([.C106:.L106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6a5f8f2ac71a7af723155a97024918ba6e480250</text:p>
          </table:table-cell>
          <table:table-cell table:formula="of:=SUM([.C107:.L107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885f0ceb6ba5128c1af6728b37a3cb1f5799379</text:p>
          </table:table-cell>
          <table:table-cell table:formula="of:=SUM([.C108:.L108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cc367fefd377aeb27f74c56263a03c022660ae8</text:p>
          </table:table-cell>
          <table:table-cell table:formula="of:=SUM([.C109:.L109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5a95e8d4533b6cb9aabbf0dfca6cd8713342348</text:p>
          </table:table-cell>
          <table:table-cell table:formula="of:=SUM([.C110:.L110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e5b8d5cdf72da1061947ba186c54b984cc5d169</text:p>
          </table:table-cell>
          <table:table-cell table:formula="of:=SUM([.C111:.L111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6048927b190dd0a294ed72581c7dd2be9e4be197</text:p>
          </table:table-cell>
          <table:table-cell table:formula="of:=SUM([.C112:.L112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f057b3da3b346a33c6b9951f127e2b65f83c59d</text:p>
          </table:table-cell>
          <table:table-cell table:formula="of:=SUM([.C113:.L113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3b646b5363f73023f8fea34a89d03fe0a324c30</text:p>
          </table:table-cell>
          <table:table-cell table:formula="of:=SUM([.C114:.L114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101beb434fedf82f29ee497ef41b0ba6840a4dc</text:p>
          </table:table-cell>
          <table:table-cell table:formula="of:=SUM([.C115:.L115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8f88a82b776f818545a02d5bdc1f92f7375f926f</text:p>
          </table:table-cell>
          <table:table-cell table:formula="of:=SUM([.C116:.L116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748e4ec0bfb1a1a066d3ed469cabeb4ae921d48</text:p>
          </table:table-cell>
          <table:table-cell table:formula="of:=SUM([.C117:.L117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6224e591d6559d970d52d9eee98265257266a19</text:p>
          </table:table-cell>
          <table:table-cell table:formula="of:=SUM([.C118:.L118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0.76" calcext:value-type="float">
            <text:p>30.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.23" calcext:value-type="float">
            <text:p>69.23</text:p>
          </table:table-cell>
        </table:table-row>
        <table:table-row table:style-name="ro1">
          <table:table-cell office:value-type="string" calcext:value-type="string">
            <text:p>b10a5965d9aa94e4e8131ce7b0e7057d4055f4ad</text:p>
          </table:table-cell>
          <table:table-cell table:formula="of:=SUM([.C119:.L119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bce4deae7cff2bc4b8ebb6f4fe6e8edc415569f</text:p>
          </table:table-cell>
          <table:table-cell table:formula="of:=SUM([.C120:.L120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551cfae1017acdf31ad79c0e1edbc581e2e52aa</text:p>
          </table:table-cell>
          <table:table-cell table:formula="of:=SUM([.C121:.L121])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ce44197b40aace91aa0fca339424c7471aecde4</text:p>
          </table:table-cell>
          <table:table-cell table:formula="of:=SUM([.C122:.L122])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156" calcext:value-type="float">
            <text:p>8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06e0b0b973815b99c45fb58c034b12f133a04a</text:p>
          </table:table-cell>
          <table:table-cell table:formula="of:=SUM([.C123:.L123])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6" calcext:value-type="float">
            <text:p>7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1dc8e03b71f98d99ee679fbae04d74420902b</text:p>
          </table:table-cell>
          <table:table-cell table:formula="of:=SUM([.C124:.L124])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28" calcext:value-type="float">
            <text:p>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b280e70b7ef34b41f3c808dc15c374b64fbcb4e</text:p>
          </table:table-cell>
          <table:table-cell table:formula="of:=SUM([.C125:.L125])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48" calcext:value-type="float">
            <text:p>4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ff01e60c1e85a52501415a5f604c56b08e9603</text:p>
          </table:table-cell>
          <table:table-cell table:formula="of:=SUM([.C126:.L126])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291073644710476bd212855558ca9f3aae4a5c</text:p>
          </table:table-cell>
          <table:table-cell table:formula="of:=SUM([.C127:.L127])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803" calcext:value-type="float">
            <text:p>10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11a78223e86bf12bbb3168c05b9d7fc782582</text:p>
          </table:table-cell>
          <table:table-cell table:formula="of:=SUM([.C128:.L128])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021" calcext:value-type="float">
            <text:p>25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99.84" calcext:value-type="float">
            <text:p>99.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b74bdeb3beb3834b2bfbabd853dc71906e9919</text:p>
          </table:table-cell>
          <table:table-cell table:formula="of:=SUM([.C129:.L129])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27" calcext:value-type="float">
            <text:p>272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59" calcext:value-type="float">
            <text:p>99.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f1262cc55be47245b4fb8329228e628e5b8007</text:p>
          </table:table-cell>
          <table:table-cell table:formula="of:=SUM([.C130:.L130])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918" calcext:value-type="float">
            <text:p>5918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23" calcext:value-type="float">
            <text:p>99.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c7c9024f0d98f331e7f5260e3bd700d76c2c22</text:p>
          </table:table-cell>
          <table:table-cell table:formula="of:=SUM([.C131:.L131])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117" calcext:value-type="float">
            <text:p>26117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91021d8b4099343049053dc3f0411ed5f59a0167</text:p>
          </table:table-cell>
          <table:table-cell table:formula="of:=SUM([.C132:.L132])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928" calcext:value-type="float">
            <text:p>5928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06" calcext:value-type="float">
            <text:p>98.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62cdb19dae6c47852267f4168e52035772392a</text:p>
          </table:table-cell>
          <table:table-cell table:formula="of:=SUM([.C133:.L133])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22" calcext:value-type="float">
            <text:p>1922</text:p>
          </table:table-cell>
          <table:table-cell office:value-type="float" office:value="7.49" calcext:value-type="float">
            <text:p>7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0ee12ca3f54f74edb2e9dcac0f2cfb27da60d1</text:p>
          </table:table-cell>
          <table:table-cell table:formula="of:=SUM([.C134:.L134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6.62" calcext:value-type="float">
            <text:p>6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11" calcext:value-type="float">
            <text:p>82.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1951315585bfd346836a4e8c75ece2e25b3067</text:p>
          </table:table-cell>
          <table:table-cell table:formula="of:=SUM([.C135:.L135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2.63" calcext:value-type="float">
            <text:p>32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7" calcext:value-type="float">
            <text:p>65.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f48a3d599d4c2863c11bfcd22b8a28fe23db00</text:p>
          </table:table-cell>
          <table:table-cell table:formula="of:=SUM([.C136:.L13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3535" calcext:value-type="float">
            <text:p>33535</text:p>
          </table:table-cell>
          <table:table-cell office:value-type="float" office:value="9.01" calcext:value-type="float">
            <text:p>9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82" calcext:value-type="float">
            <text:p>90.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972d32d8e5b68a3e230080cfc6342ef003420c</text:p>
          </table:table-cell>
          <table:table-cell table:formula="of:=SUM([.C137:.L13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495" calcext:value-type="float">
            <text:p>5495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98" calcext:value-type="float">
            <text:p>88.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5397539882294dffb62eacd265a303b0c33873</text:p>
          </table:table-cell>
          <table:table-cell table:formula="of:=SUM([.C138:.L13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09" calcext:value-type="float">
            <text:p>4109</text:p>
          </table:table-cell>
          <table:table-cell office:value-type="float" office:value="21.19" calcext:value-type="float">
            <text:p>21.19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77.17" calcext:value-type="float">
            <text:p>77.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dbadaa7ca32b891e3c28cc8024153d2304e84f</text:p>
          </table:table-cell>
          <table:table-cell table:formula="of:=SUM([.C139:.L13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1" calcext:value-type="float">
            <text:p>501</text:p>
          </table:table-cell>
          <table:table-cell office:value-type="float" office:value="20.75" calcext:value-type="float">
            <text:p>20.75</text:p>
          </table:table-cell>
          <table:table-cell office:value-type="float" office:value="0" calcext:value-type="float">
            <text:p>0</text:p>
          </table:table-cell>
          <table:table-cell office:value-type="float" office:value="14.77" calcext:value-type="float">
            <text:p>14.77</text:p>
          </table:table-cell>
          <table:table-cell office:value-type="float" office:value="54.29" calcext:value-type="float">
            <text:p>54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a25bedfeb738a9c16ea6508be733c91758ecd1</text:p>
          </table:table-cell>
          <table:table-cell table:formula="of:=SUM([.C140:.L14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760" calcext:value-type="float">
            <text:p>6760</text:p>
          </table:table-cell>
          <table:table-cell office:value-type="float" office:value="32.3" calcext:value-type="float">
            <text:p>32.3</text:p>
          </table:table-cell>
          <table:table-cell office:value-type="float" office:value="0" calcext:value-type="float">
            <text:p>0</text:p>
          </table:table-cell>
          <table:table-cell office:value-type="float" office:value="12.64" calcext:value-type="float">
            <text:p>12.64</text:p>
          </table:table-cell>
          <table:table-cell office:value-type="float" office:value="46.9" calcext:value-type="float">
            <text:p>46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6f01e78496a918b98a830385402901b19ed2880</text:p>
          </table:table-cell>
          <table:table-cell table:formula="of:=SUM([.C141:.L1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85" calcext:value-type="float">
            <text:p>1085</text:p>
          </table:table-cell>
          <table:table-cell office:value-type="float" office:value="86.54" calcext:value-type="float">
            <text:p>86.54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7.46" calcext:value-type="float">
            <text:p>7.46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cluster_labeling.A1:cluster_labeling.X141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8T17:52:41.018845911</dc:date>
    <meta:editing-duration>PT28M32S</meta:editing-duration>
    <meta:editing-cycles>7</meta:editing-cycles>
    <meta:generator>LibreOffice/6.4.7.2$Linux_X86_64 LibreOffice_project/40$Build-2</meta:generator>
    <meta:document-statistic meta:table-count="1" meta:cell-count="3383" meta:object-count="0"/>
  </office:meta>
</office:document-meta>
</file>